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5cm" fo:min-width="4.1cm"/>
      <style:paragraph-properties style:writing-mode="lr-tb"/>
    </style:style>
    <style:style style:name="gr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5cm" fo:min-width="5.1cm"/>
      <style:paragraph-properties style:writing-mode="lr-tb"/>
    </style:style>
    <style:style style:name="gr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1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75cm" fo:min-width="8.5cm"/>
      <style:paragraph-properties style:writing-mode="lr-tb"/>
    </style:style>
    <style:style style:name="gr11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5cm" fo:min-width="4.1cm"/>
      <style:paragraph-properties style:writing-mode="lr-tb"/>
    </style:style>
    <style:style style:name="gr1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5cm" fo:min-width="5.1cm"/>
      <style:paragraph-properties style:writing-mode="lr-tb"/>
    </style:style>
    <style:style style:name="gr13" style:family="graphic" style:parent-style-name="objectwithoutfill">
      <style:graphic-properties svg:stroke-width="0.035cm" svg:stroke-color="#3465a4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cm"/>
    </style:style>
    <style:style style:name="gr18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ourier New1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cm" svg:height="1.2cm" svg:x="9.4cm" svg:y="6.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2cm" svg:height="1.2cm" svg:x="8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2cm" svg:height="1.2cm" svg:x="10.4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2cm" svg:height="1.2cm" svg:x="9.4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575cm" svg:y1="7.425cm" svg:x2="9cm" svg:y2="8.4cm" draw:start-shape="id1" draw:start-glue-point="7" draw:end-shape="id2" draw:end-glue-point="4" svg:d="M9575 7425l-575 975" svg:viewBox="0 0 576 976">
          <text:p/>
        </draw:connector>
        <draw:connector draw:style-name="gr4" draw:text-style-name="P4" draw:layer="layout" draw:type="line" svg:x1="10.425cm" svg:y1="7.425cm" svg:x2="11.001cm" svg:y2="8.401cm" draw:start-shape="id1" draw:start-glue-point="9" draw:end-shape="id3" draw:end-glue-point="4" svg:d="M10425 7425l576 976" svg:viewBox="0 0 577 977">
          <text:p/>
        </draw:connector>
        <draw:connector draw:style-name="gr5" draw:text-style-name="P4" draw:layer="layout" draw:type="line" svg:x1="9cm" svg:y1="9.6cm" svg:x2="9.576cm" svg:y2="10.576cm" draw:start-shape="id2" draw:start-glue-point="8" draw:end-shape="id4" draw:end-glue-point="5" svg:d="M9000 9600l576 976" svg:viewBox="0 0 577 977">
          <text:p/>
        </draw:connector>
        <draw:connector draw:style-name="gr6" draw:text-style-name="P4" draw:layer="layout" draw:type="line" svg:x1="11.001cm" svg:y1="9.601cm" svg:x2="10.426cm" svg:y2="10.576cm" draw:start-shape="id3" draw:start-glue-point="8" draw:end-shape="id4" draw:end-glue-point="11" svg:d="M11001 9601l-575 975" svg:viewBox="0 0 576 976">
          <text:p/>
        </draw:connector>
        <draw:custom-shape draw:style-name="gr2" draw:text-style-name="P3" xml:id="id5" draw:id="id5" draw:layer="layout" svg:width="1.2cm" svg:height="1.2cm" svg:x="1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2cm" svg:height="1.2cm" svg:x="13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2cm" svg:height="1.2cm" svg:x="15.4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2cm" svg:height="1.2cm" svg:x="14.4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575cm" svg:y1="7.425cm" svg:x2="14cm" svg:y2="8.4cm" draw:start-shape="id5" draw:start-glue-point="7" draw:end-shape="id6" draw:end-glue-point="4" svg:d="M14575 7425l-575 975" svg:viewBox="0 0 576 976">
          <text:p/>
        </draw:connector>
        <draw:connector draw:style-name="gr5" draw:text-style-name="P4" draw:layer="layout" draw:type="line" svg:x1="14.425cm" svg:y1="9.425cm" svg:x2="15.576cm" svg:y2="10.576cm" draw:start-shape="id6" draw:start-glue-point="9" draw:end-shape="id7" draw:end-glue-point="5" svg:d="M14425 9425l1151 1151" svg:viewBox="0 0 1152 1152">
          <text:p/>
        </draw:connector>
        <draw:connector draw:style-name="gr6" draw:text-style-name="P4" draw:layer="layout" draw:type="line" svg:x1="16.001cm" svg:y1="11.601cm" svg:x2="15.426cm" svg:y2="12.576cm" draw:start-shape="id7" draw:start-glue-point="8" draw:end-shape="id8" draw:end-glue-point="11" svg:d="M16001 11601l-575 975" svg:viewBox="0 0 576 976">
          <text:p/>
        </draw:connector>
        <draw:custom-shape draw:style-name="gr7" draw:text-style-name="P6" draw:layer="layout" svg:width="4.6cm" svg:height="1cm" svg:x="7.7cm" svg:y="6.5cm">
          <text:p text:style-name="P5"><text:span text:style-name="T1">if a.item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6cm" svg:height="1cm" svg:x="15cm" svg:y="7.5cm">
          <text:p text:style-name="P7"><text:span text:style-name="T1">global_mask = 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cm" svg:height="1cm" svg:x="15cm" svg:y="9.5cm">
          <text:p text:style-name="P7"><text:span text:style-name="T1">global_mask = !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cm" svg:height="3cm" svg:x="2cm" svg:y="2cm">
          <text:p text:style-name="P9"><text:span text:style-name="T2">All Kernels</text:span></text:p>
          <text:p text:style-name="P9"><text:span text:style-name="T3">__global__ void kernel() {</text:span></text:p>
          <text:p text:style-name="P9"><text:span text:style-name="T3"><text:s text:c="2"/></text:span><text:span text:style-name="T3">if (</text:span><text:span text:style-name="T1">global_mask</text:span><text:span text:style-name="T3">) { ... }</text:span></text:p>
          <text:p text:style-name="P9"><text:span text:style-name="T3">}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9" draw:id="id9" draw:layer="layout" svg:width="1.2cm" svg:height="1.2cm" svg:x="9.4cm" svg:y="16.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2cm" svg:height="1.2cm" svg:x="9.4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2cm" svg:height="1.2cm" svg:x="9.401cm" svg:y="1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cm" svg:y1="17.6cm" svg:x2="10.001cm" svg:y2="18.401cm" draw:start-shape="id9" draw:start-glue-point="8" draw:end-shape="id10" draw:end-glue-point="4" svg:d="M10000 17600l1 801" svg:viewBox="0 0 2 802">
          <text:p/>
        </draw:connector>
        <draw:custom-shape draw:style-name="gr2" draw:text-style-name="P3" xml:id="id11" draw:id="id11" draw:layer="layout" svg:width="1.2cm" svg:height="1.2cm" svg:x="14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1.2cm" svg:height="1.2cm" svg:x="14.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cm" svg:y1="17.6cm" svg:x2="15cm" svg:y2="18.4cm" draw:start-shape="id11" draw:start-glue-point="8" draw:end-shape="id12" draw:end-glue-point="4" svg:d="M15000 17600v800" svg:viewBox="0 0 1 801">
          <text:p/>
        </draw:connector>
        <draw:custom-shape draw:style-name="gr11" draw:text-style-name="P6" xml:id="id13" draw:id="id13" draw:layer="layout" svg:width="4.6cm" svg:height="1cm" svg:x="7.75cm" svg:y="16.5cm">
          <text:p text:style-name="P5"><text:span text:style-name="T1">if a.item(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6cm" svg:height="1cm" svg:x="15.1cm" svg:y="17.5cm">
          <text:p text:style-name="P7"><text:span text:style-name="T1">global_mask = a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0cm -0.249cm" svg:x1="10.001cm" svg:y1="19.601cm" svg:x2="10.05cm" svg:y2="16.5cm" draw:start-shape="id10" draw:start-glue-point="8" draw:end-shape="id13" draw:end-glue-point="0" svg:d="M10001 19601v502h-3001v-4104h3050v501" svg:viewBox="0 0 3051 4105">
          <text:p/>
        </draw:connector>
        <draw:g>
          <svg:title>TexMaths</svg:title>
          <svg:desc>14§display§N\times§svg§600§FALSE§</svg:desc>
          <draw:g>
            <draw:path draw:style-name="gr14" draw:text-style-name="P11" draw:layer="layout" svg:width="0.704cm" svg:height="0.282cm" svg:x="7.17cm" svg:y="19.592cm" svg:viewBox="0 0 705 283" svg:d="M0 0c235 0 470 0 705 0 0 94 0 189 0 283-235 0-470 0-705 0 0-94 0-189 0-283z">
              <text:p/>
            </draw:path>
            <draw:path draw:style-name="gr15" draw:text-style-name="P12" draw:layer="layout" svg:width="0.411cm" svg:height="0.332cm" svg:x="7.164cm" svg:y="19.567cm" svg:viewBox="0 0 412 333" svg:d="M351 52c5-20 14-35 53-37 2 0 8-1 8-9 0-2 0-6-7-6-15 0-32 1-49 1s-33-1-50-1c-3 0-9 0-9 10 0 5 5 5 9 5 28 0 33 11 33 21 0 2-1 10-1 11-18 72-36 144-54 216-37-84-73-169-109-253-5-10-5-10-16-10-22 0-44 0-65 0-10 0-14 0-14 10 0 5 4 5 14 5 1 0 33 0 33 5-22 87-44 174-66 261-5 20-14 35-53 37-2 0-8 1-8 9 0 5 1 6 6 6 15 0 33-1 48-1 17 0 35 1 51 1 3 0 10 0 10-10 0-4-5-5-10-5-30-2-32-11-32-21 0-4 0-6 1-11 21-86 43-172 64-258 3 3 3 4 4 8 41 96 82 192 123 287 3 9 5 10 9 10 5 0 5-1 8-10 23-90 46-181 69-271z">
              <text:p/>
            </draw:path>
            <draw:path draw:style-name="gr15" draw:text-style-name="P12" draw:layer="layout" svg:width="0.235cm" svg:height="0.234cm" svg:x="7.664cm" svg:y="19.66cm" svg:viewBox="0 0 236 235" svg:d="M117 104c-32-32-65-65-97-97-6-6-7-7-10-7-6 0-10 4-10 10 0 4 0 4 6 10 32 32 65 65 97 98-32 33-65 65-97 98-6 6-6 6-6 10 0 5 4 9 10 9 3 0 4-1 10-6 32-33 65-66 97-98 34 34 68 68 102 102 3 1 4 2 7 2 6 0 10-4 10-9 0-2 0-3-1-6 0-1-79-78-104-102 30-30 60-60 90-90 2-3 9-8 12-11 2-2 3-3 3-7 0-6-4-10-10-10-4 0-5 3-11 7-33 32-65 65-98 97z">
              <text:p/>
            </draw:path>
          </draw:g>
        </draw:g>
        <draw:custom-shape draw:style-name="gr16" draw:text-style-name="P13" draw:layer="layout" svg:width="1.5cm" svg:height="1cm" svg:x="12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1.5cm" svg:height="1cm" svg:x="12cm" svg:y="1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1cm" svg:height="1.2cm" svg:x="14.5cm" svg:y="20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display§N\times§svg§600§FALSE§</svg:desc>
          <draw:g>
            <draw:path draw:style-name="gr14" draw:text-style-name="P11" draw:layer="layout" svg:width="0.704cm" svg:height="0.282cm" svg:x="14.638cm" svg:y="20.459cm" svg:viewBox="0 0 705 283" svg:d="M0 0c235 0 470 0 705 0 0 94 0 189 0 283-235 0-470 0-705 0 0-94 0-189 0-283z">
              <text:p/>
            </draw:path>
            <draw:path draw:style-name="gr15" draw:text-style-name="P12" draw:layer="layout" svg:width="0.411cm" svg:height="0.332cm" svg:x="14.632cm" svg:y="20.434cm" svg:viewBox="0 0 412 333" svg:d="M351 52c5-20 14-35 53-37 2 0 8-1 8-9 0-2 0-6-7-6-15 0-32 1-49 1s-33-1-50-1c-3 0-9 0-9 10 0 5 5 5 9 5 28 0 33 11 33 21 0 2-1 10-1 11-18 72-36 144-54 216-37-84-73-169-109-253-5-10-5-10-16-10-22 0-44 0-65 0-10 0-14 0-14 10 0 5 4 5 14 5 1 0 33 0 33 5-22 87-44 174-66 261-5 20-14 35-53 37-2 0-8 1-8 9 0 5 1 6 6 6 15 0 33-1 48-1 17 0 35 1 51 1 3 0 10 0 10-10 0-4-5-5-10-5-30-2-32-11-32-21 0-4 0-6 1-11 21-86 43-172 64-258 3 3 3 4 4 8 41 96 82 192 123 287 3 9 5 10 9 10 5 0 5-1 8-10 23-90 46-181 69-271z">
              <text:p/>
            </draw:path>
            <draw:path draw:style-name="gr15" draw:text-style-name="P12" draw:layer="layout" svg:width="0.235cm" svg:height="0.234cm" svg:x="15.132cm" svg:y="20.527cm" svg:viewBox="0 0 236 235" svg:d="M117 104c-32-32-65-65-97-97-6-6-7-7-10-7-6 0-10 4-10 10 0 4 0 4 6 10 32 32 65 65 97 98-32 33-65 65-97 98-6 6-6 6-6 10 0 5 4 9 10 9 3 0 4-1 10-6 32-33 65-66 97-98 34 34 68 68 102 102 3 1 4 2 7 2 6 0 10-4 10-9 0-2 0-3-1-6 0-1-79-78-104-102 30-30 60-60 90-90 2-3 9-8 12-11 2-2 3-3 3-7 0-6-4-10-10-10-4 0-5 3-11 7-33 32-65 65-98 97z">
              <text:p/>
            </draw:path>
          </draw:g>
        </draw:g>
        <draw:connector draw:style-name="gr18" draw:text-style-name="P4" draw:layer="layout" draw:type="curve" svg:x1="10.6cm" svg:y1="17cm" svg:x2="10.425cm" svg:y2="20.575cm" draw:start-shape="id9" draw:start-glue-point="10" draw:end-shape="id14" draw:end-glue-point="11" svg:d="M10600 17000c753 0 840 3575-175 3575" svg:viewBox="0 0 752 35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0T13:49:18.276232890</meta:creation-date>
    <dc:date>2022-12-20T15:03:20.434817020</dc:date>
    <meta:editing-duration>PT45M11S</meta:editing-duration>
    <meta:editing-cycles>22</meta:editing-cycles>
    <meta:generator>LibreOffice/7.3.7.2$Linux_X86_64 LibreOffice_project/30$Build-2</meta:generator>
    <meta:document-statistic meta:object-count="43"/>
  </office:meta>
</office:document-meta>
</file>